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Text_20_body">
      <style:paragraph-properties fo:text-align="center" style:justify-single-word="false"/>
      <style:text-properties style:font-name="Georgia" officeooo:rsid="000c941e" officeooo:paragraph-rsid="000c941e"/>
    </style:style>
    <style:style style:name="P4" style:family="paragraph" style:parent-style-name="Text_20_body">
      <style:paragraph-properties fo:text-align="start" style:justify-single-word="false"/>
      <style:text-properties style:font-name="Georgia" officeooo:rsid="000c941e" officeooo:paragraph-rsid="000c941e"/>
    </style:style>
    <style:style style:name="P5" style:family="paragraph" style:parent-style-name="Title">
      <style:text-properties style:font-name="Georgia" officeooo:rsid="000c941e" officeooo:paragraph-rsid="000c941e"/>
    </style:style>
    <style:style style:name="P6" style:family="paragraph" style:parent-style-name="Text_20_body">
      <style:paragraph-properties fo:text-align="start" style:justify-single-word="false"/>
      <style:text-properties style:font-name="Georgia" officeooo:rsid="000c941e" officeooo:paragraph-rsid="000c941e"/>
    </style:style>
    <style:style style:name="P7" style:family="paragraph" style:parent-style-name="Text_20_body">
      <style:paragraph-properties fo:text-align="start" style:justify-single-word="false"/>
      <style:text-properties style:font-name="Georgia" officeooo:rsid="000c941e" officeooo:paragraph-rsid="00122a7e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Georgia" officeooo:rsid="00122a7e" officeooo:paragraph-rsid="00122a7e"/>
    </style:style>
    <style:style style:name="T1" style:family="text">
      <style:text-properties officeooo:rsid="000e53d9"/>
    </style:style>
    <style:style style:name="T2" style:family="text">
      <style:text-properties officeooo:rsid="000f4e2c"/>
    </style:style>
    <style:style style:name="T3" style:family="text">
      <style:text-properties officeooo:rsid="0010bf9b"/>
    </style:style>
    <style:style style:name="T4" style:family="text">
      <style:text-properties style:text-line-through-style="solid" style:text-line-through-type="single" officeooo:rsid="0010bf9b"/>
    </style:style>
    <style:style style:name="T5" style:family="text">
      <style:text-properties fo:font-style="italic" officeooo:rsid="0010bf9b" style:font-style-asian="italic" style:font-style-complex="italic"/>
    </style:style>
    <style:style style:name="T6" style:family="text">
      <style:text-properties fo:font-style="normal" officeooo:rsid="0010bf9b" style:font-style-asian="normal" style:font-style-complex="normal"/>
    </style:style>
    <style:style style:name="T7" style:family="text">
      <style:text-properties fo:font-style="normal" officeooo:rsid="00112ffd" style:font-style-asian="normal" style:font-style-complex="normal"/>
    </style:style>
    <style:style style:name="T8" style:family="text">
      <style:text-properties fo:font-style="normal" officeooo:rsid="0011cbc3" style:font-style-asian="normal" style:font-style-complex="normal"/>
    </style:style>
    <style:style style:name="T9" style:family="text">
      <style:text-properties officeooo:rsid="00122a7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y?</text:p>
      <text:p text:style-name="P3">by Kyle Eggleston</text:p>
      <text:p text:style-name="P3"/>
      <text:p text:style-name="P4"><text:tab/>Sometimes I sit back and wonder why. It’s a simple question, it goes along with about four other questions that tend to get answered at the same time. <text:span text:style-name="T1">The four w’s and the h. You know the ones I’m talking about:</text:span></text:p>
      <text:list text:style-name="L1">
        <text:list-item>
          <text:p text:style-name="P8">Who</text:p>
        </text:list-item>
        <text:list-item>
          <text:p text:style-name="P8">What</text:p>
        </text:list-item>
        <text:list-item>
          <text:p text:style-name="P8">When</text:p>
        </text:list-item>
        <text:list-item>
          <text:p text:style-name="P8">Where</text:p>
        </text:list-item>
        <text:list-item>
          <text:p text:style-name="P8">How</text:p>
        </text:list-item>
      </text:list>
      <text:p text:style-name="P7"><text:tab/>Yeah, something like that. <text:span text:style-name="T9">Okay, so why isn’t in that list apparently. Maybe we should add it to the list so it’s the five w’s and the one h. Now that would be a good thing, wouldn’t it? I sure hope it would be, if it’s not then there’s something to actually worry about.</text:span></text:p>
      <text:p text:style-name="P7"><text:tab/>There are a lot of why’s in this life. Why’s I don’t have answers to. Why’s I would love to have answers to. But I don’t see that happening anytime soon and I am at a loss for words. I don’t like it when I’m this way, so I try not to be this way very much. Yet it still tends to happen from time to time.</text:p>
      <text:p text:style-name="P4"><text:tab/><text:span text:style-name="T2">So I just have to sit back and wonder how any of this why business will eventually go down. Will I ever get the answers to my questions? I doubt it. I know I shouldn’t allow it to bother me like it does, but well it bothers me. There’s nothing I can do about that, any of that. </text:span><text:span text:style-name="T3">If I can’t do anything about it, why do I even bother with it to begin with? That’s another question for another time I suppose.</text:span></text:p>
      <text:p text:style-name="P4"><text:tab/><text:span text:style-name="T3">Maybe I don’t want an answer </text:span><text:span text:style-name="T4">for</text:span><text:span text:style-name="T3"> to it. Is that possible? I’m not sure it is. I mean, here I am trying to just live and I have this stupid questions in my head. </text:span><text:span text:style-name="T4">How am I ever going to get over them?</text:span><text:span text:style-name="T3"> How will I manage to survive them? There’s an actual question to be asked here, I know there is. I’m just having a difficult time trying to explain what that question is. So </text:span><text:span text:style-name="T5">why</text:span><text:span text:style-name="T6"> will have to do for now.</text:span></text:p>
      <text:p text:style-name="P4"><text:span text:style-name="T6"><text:tab/></text:span><text:span text:style-name="T7">Perhaps the question I should be asking is why not? Instead of why, why not? Will that clear up any of the mud in my brain? I doubt it. This feels like it’s turning into a rambling of sorts and I’m not sure how I feel about any of that. </text:span><text:span text:style-name="T8">I’m sure I’ll figure out a way to get over that too, everything just takes some time ya know? Yeah that’s what I was thinking. Once the </text:span><text:soft-page-break/><text:span text:style-name="T8">time is over I will be able to simply move on with my thoughts and they won’t bother me anymore. Isn’t that how it’s meant to work? I sure hope 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2</text:page-number><text:s/>of <text:page-count>2</text:page-count>) <text:date style:data-style-name="N37" text:date-value="2026-03-02T20:48:47.243217942">03/02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3-02T20:48:47.164683174</dc:date>
    <meta:editing-duration>PT26M21S</meta:editing-duration>
    <meta:editing-cycles>17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2" meta:paragraph-count="15" meta:word-count="461" meta:character-count="2222" meta:non-whitespace-character-count="1775"/>
  </office:meta>
</office:document-meta>
</file>